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05bd" officeooo:paragraph-rsid="001205bd"/>
    </style:style>
    <style:style style:name="P2" style:family="paragraph" style:parent-style-name="Standard">
      <style:text-properties officeooo:rsid="001205bd" officeooo:paragraph-rsid="001205bd"/>
    </style:style>
    <style:style style:name="P3" style:family="paragraph" style:parent-style-name="Standard">
      <style:text-properties officeooo:rsid="001205bd" officeooo:paragraph-rsid="00180e0b"/>
    </style:style>
    <style:style style:name="P4" style:family="paragraph" style:parent-style-name="Standard">
      <style:text-properties officeooo:rsid="00180e0b" officeooo:paragraph-rsid="00180e0b"/>
    </style:style>
    <style:style style:name="T1" style:family="text">
      <style:text-properties officeooo:rsid="0013bae3"/>
    </style:style>
    <style:style style:name="T2" style:family="text">
      <style:text-properties officeooo:rsid="00159b62"/>
    </style:style>
    <style:style style:name="T3" style:family="text">
      <style:text-properties officeooo:rsid="001697b8"/>
    </style:style>
    <style:style style:name="T4" style:family="text">
      <style:text-properties officeooo:rsid="00180e0b"/>
    </style:style>
    <style:style style:name="T5" style:family="text">
      <style:text-properties officeooo:rsid="001a03d8"/>
    </style:style>
    <style:style style:name="T6" style:family="text">
      <style:text-properties officeooo:rsid="001af91b"/>
    </style:style>
    <style:style style:name="T7" style:family="text">
      <style:text-properties officeooo:rsid="001b35b7"/>
    </style:style>
    <style:style style:name="T8" style:family="text">
      <style:text-properties officeooo:rsid="001d1369"/>
    </style:style>
    <style:style style:name="T9" style:family="text">
      <style:text-properties officeooo:rsid="001dc9ab"/>
    </style:style>
    <style:style style:name="T10" style:family="text">
      <style:text-properties officeooo:rsid="001f9c4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v 2.00 Edger white board wiring <text:span text:style-name="T8">rev 0.50 10/28/2022</text:span></text:p>
      <text:p text:style-name="P1"/>
      <text:p text:style-name="P1">Espressif dev board <text:span text:style-name="T9">PHYSICAL PINS</text:span>:</text:p>
      <text:p text:style-name="P1"/>
      <text:p text:style-name="P1">Length<text:tab/>(cm)<text:tab/><text:span text:style-name="T2">Color<text:tab/><text:tab/></text:span>From<text:tab/><text:tab/>To</text:p>
      <text:p text:style-name="P1">2.5<text:tab/><text:tab/><text:span text:style-name="T2">Blk</text:span><text:tab/><text:tab/>30 “G”<text:tab/><text:tab/>breadboard ground rail (blue line)</text:p>
      <text:p text:style-name="P1">2.5<text:tab/><text:tab/><text:span text:style-name="T2">Red</text:span><text:tab/><text:tab/>18 “3.3V”<text:tab/>breadboard power rail (red line)</text:p>
      <text:p text:style-name="P1"><text:span text:style-name="T6">7.9</text:span><text:tab/><text:tab/><text:span text:style-name="T2">Org</text:span><text:tab/><text:tab/>14 “0”<text:tab/><text:tab/>FPGA physical pin 8 “SCL”</text:p>
      <text:p text:style-name="P1"><text:span text:style-name="T7">8.0</text:span><text:tab/><text:tab/><text:span text:style-name="T2">Ylw</text:span><text:tab/><text:tab/>13 “1”<text:tab/><text:tab/>FPGA physcial pin 9 “SDA”</text:p>
      <text:p text:style-name="P1"><text:span text:style-name="T5">7.6</text:span><text:tab/><text:tab/><text:span text:style-name="T2">Wht<text:tab/><text:tab/></text:span><text:span text:style-name="T4">4</text:span><text:span text:style-name="T2"> <text:s/>“18”<text:tab/>JTAG<text:tab/>USB D- (Adafruit breakout)</text:span></text:p>
      <text:p text:style-name="P1"><text:span text:style-name="T3">8.2</text:span><text:tab/><text:tab/><text:span text:style-name="T2">Gr</text:span><text:span text:style-name="T10">y</text:span><text:span text:style-name="T2"><text:tab/><text:tab/></text:span><text:span text:style-name="T4">5</text:span><text:span text:style-name="T2"> <text:s/>“19” <text:tab/>JTAG USB D+ </text:span><text:span text:style-name="T4">(Adafruit)</text:span></text:p>
      <text:p text:style-name="P1"/>
      <text:p text:style-name="P4">Adafruit USB breakout:</text:p>
      <text:p text:style-name="P4"/>
      <text:p text:style-name="P4">5.0<text:tab/><text:tab/>Blk<text:tab/><text:tab/>ground rail<text:tab/>JTAG USB Gnd</text:p>
      <text:p text:style-name="P4"/>
      <text:p text:style-name="P4">Renesas FORGEFPGA SLG47004V-DIP PHYSICAL PINS:</text:p>
      <text:p text:style-name="P4"/>
      <text:p text:style-name="P4"><text:span text:style-name="T6">2.5</text:span><text:tab/><text:tab/>Red<text:tab/><text:tab/>power rail<text:tab/>FPGA pin 1 “VDD”</text:p>
      <text:p text:style-name="P4"><text:span text:style-name="T6">2.5</text:span><text:tab/><text:tab/>Blk<text:tab/><text:tab/>ground rail<text:tab/>FPGA pin 11 “GND”</text:p>
      <text:p text:style-name="P4"/>
      <text:p text:style-name="P4">Other:</text:p>
      <text:p text:style-name="P4"/>
      <text:p text:style-name="P3"><text:span text:style-name="T3">6</text:span><text:span text:style-name="T1">.</text:span><text:span text:style-name="T2">8</text:span><text:tab/><text:tab/><text:span text:style-name="T2">Red</text:span><text:tab/><text:tab/><text:span text:style-name="T4">power rail 1<text:tab/>power rail 2 (red lines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7T16:39:53.888425834</meta:creation-date>
    <dc:date>2022-10-28T13:13:18.770981411</dc:date>
    <meta:editing-duration>PT2H7M34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114" meta:character-count="625" meta:non-whitespace-character-count="499"/>
  </office:meta>
</office:document-meta>
</file>